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 office:value-type="string">
            <text:p>2023-06-27_07-46-1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6-27_03-08-38_000.jpg</text:p>
          </table:table-cell>
          <table:table-cell table:style-name="ce26" office:value-type="string">
            <text:p>:m :PHOTO 寝た時刻 / 2023 / オナニー、了、duration=1h3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了、duration=1h30m時間ぐらい,other=~">
            <text:p>:m :PHOTO 寝た時刻 / 2023 / オナニー、了、duration=1h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6-27_01-33-00_000.jpg</text:p>
          </table:table-cell>
          <table:table-cell table:style-name="ce26" office:value-type="string">
            <text:p>:m #*# RES / JVEMV6 64#303_shoohi_bunka_ijiri / 『消費文化の幻想』 著者=井尻千男,校注=~ / p.ⅰ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303_shoohi_bunka_ijiri / 『消費文化の幻想』 著者=井尻千男,校注=~ / p.ⅰ / w=~,topic=~,publisher=~,other=~">
            <text:p>:m #*# RES / JVEMV6 64#303_shoohi_bunka_ijiri / 『消費文化の幻想』 著者=井尻千男,校注=~ / p.ⅰ / w=~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6-26_14-07-4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8" office:value-type="string">
            <text:p>2023-06-26_20-48-1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0" office:value-type="string">
            <text:p>2023-06-27_12-07-52_000.jpg</text:p>
          </table:table-cell>
          <table:table-cell table:style-name="ce26" office:value-type="string">
            <text:p>:PHOTO 記録 / 文書：コレポン / #*# / about=予約願い,with=山下歯科,content=~,other=左下：奥から２番目 / N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6-27_07-50-0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6-26_18-44-4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6-26_19-01-06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7" office:value-type="string">
            <text:p>2023-06-26_20-48-17_001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7" office:value-type="string">
            <text:p>2023-06-27_01-29-39_000.jpg</text:p>
          </table:table-cell>
          <table:table-cell table:style-name="ce26" office:value-type="string">
            <text:p>:bookmemo / 読んだ本 / 『日本教徒』 / 著者=山本七平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 / 『日本教徒』 / 著者=山本七平 / 途中">
            <text:p>:bookmemo / 読んだ本 / 『日本教徒』 / 著者=山本七平 / 途中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6-27_01-29-54_000.jpg</text:p>
          </table:table-cell>
          <table:table-cell table:style-name="ce26" office:value-type="string">
            <text:p>:bookmemo / 読んだ本 / 『日本教徒』 / 著者=山本七平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bookmemo / 読んだ本 / 『日本教徒』 / 著者=山本七平 / 途中 ここまで">
            <text:p>:bookmemo / 読んだ本 / 『日本教徒』 / 著者=山本七平 / 途中 ここまで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6-27_01-30-49_000.jpg</text:p>
          </table:table-cell>
          <table:table-cell table:style-name="ce26" office:value-type="string">
            <text:p>:bookmemo / 読んだ本 / 『消費文化の幻想』 / 著者=井尻千男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bookmemo / 読んだ本 / 『消費文化の幻想』 / 著者=井尻千男 / 途中">
            <text:p>:bookmemo / 読んだ本 / 『消費文化の幻想』 / 著者=井尻千男 / 途中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6-27_01-31-19_000.jpg</text:p>
          </table:table-cell>
          <table:table-cell table:style-name="ce26" office:value-type="string">
            <text:p>:bookmemo / 読んだ本 / 『消費文化の幻想』 / 著者=井尻千男 / 途中 ここまで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6-27_13-00-0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2023/06/27</text:date>, <text:time>19:0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7T19:05:23.29</dc:date>
    <dc:creator>岩淵 謙</dc:creator>
    <meta:editing-duration>P57DT9H49M40S</meta:editing-duration>
    <meta:editing-cycles>18949</meta:editing-cycles>
    <meta:document-statistic meta:table-count="2" meta:cell-count="925" meta:object-count="0"/>
    <meta:user-defined meta:name="qrichtext">1</meta:user-defined>
  </office:meta>
</office:document-meta>
</file>